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1 + 1-0) / 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 +AVERAGE([.$B$2:.$B$3]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 +AVERAGE([.$B$2:.$B$3]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1 +AVERAGE([.$B$4:.$B$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 +AVERAGE([.$B$4:.$B$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 +AVERAGE([.$B$4:.$B$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 +AVERAGE([.$B$7:.$B$10]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1 +AVERAGE([.$B$7:.$B$10]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1 +AVERAGE([.$B$7:.$B$10]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1 +AVERAGE([.$B$7:.$B$10]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 +AVERAGE([.$B$11:.$B$1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1 +AVERAGE([.$B$11:.$B$1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 +AVERAGE([.$B$11:.$B$1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1 +AVERAGE([.$B$11:.$B$1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1 +AVERAGE([.$B$11:.$B$15])" office:value-type="float" office:value="13" calcext:value-type="float">
            <text:p>13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 + AVERAGE([.B$1:.B$5])" office:value-type="float" office:value="3" calcext:value-type="float">
            <text:p>3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 + AVERAGE([.B$1:.B$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1 + AVERAGE([.B$6:.B$9]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 + AVERAGE([.B$6:.B$9]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1 + AVERAGE([.B$6:.B$9]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 + AVERAGE([.B$6:.B$9]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1 + AVERAGE([.B$10:.B$1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1 + AVERAGE([.B$10:.B$1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1 + AVERAGE([.B$10:.B$1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1 + AVERAGE([.B$13:.B$14])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1 + AVERAGE([.B$13:.B$14])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1 + AVERAGE([.B15]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2:11:11.355691456</meta:creation-date>
    <dc:date>2023-10-03T23:04:31.157664711</dc:date>
    <meta:editing-duration>PT32M59S</meta:editing-duration>
    <meta:editing-cycles>1</meta:editing-cycles>
    <meta:document-statistic meta:table-count="3" meta:cell-count="105" meta:object-count="0"/>
    <meta:generator>LibreOffice/7.3.7.2$Linux_X86_64 LibreOffice_project/30$Build-2</meta:generator>
  </office:meta>
</office:document-meta>
</file>